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FileOperation.AbstractFileOperation( final FileObject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FileOperation.getFile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